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AA37798">
            <text:p>AA37798</text:p>
          </table:table-cell>
          <table:table-cell office:value-type="float" office:value="3.7228">
            <text:p>3.7228</text:p>
          </table:table-cell>
          <table:table-cell office:value-type="float" office:value="103.2742">
            <text:p>103.2742</text:p>
          </table:table-cell>
          <table:table-cell office:value-type="float" office:value="3967.0">
            <text:p>3967.0</text:p>
          </table:table-cell>
          <table:table-cell office:value-type="float" office:value="43.0">
            <text:p>43.0</text:p>
          </table:table-cell>
          <table:table-cell office:value-type="string" office:value="Peaty clay">
            <text:p>Peaty clay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2.178">
            <text:p>2.17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Hassan2001,HortonEtal2005,MannEtal2019">
            <text:p>Hassan2001,HortonEtal2005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13115">
            <text:p>GAK-13115</text:p>
          </table:table-cell>
          <table:table-cell office:value-type="float" office:value="2.71667">
            <text:p>2.71667</text:p>
          </table:table-cell>
          <table:table-cell office:value-type="float" office:value="104.16667">
            <text:p>104.16667</text:p>
          </table:table-cell>
          <table:table-cell office:value-type="float" office:value="4240.0">
            <text:p>4240.0</text:p>
          </table:table-cell>
          <table:table-cell office:value-type="float" office:value="120.0">
            <text:p>120.0</text:p>
          </table:table-cell>
          <table:table-cell office:value-type="string" office:value="beach rock - calcareous (breccia) filling crevices between large boulders; conservatively we interpred it as subtidal beachrock">
            <text:p>beach rock - calcareous (breccia) filling crevices between large boulders; conservatively we interpred it as subtidal beachrock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65">
            <text:p>1.6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TjiaFujii1992,MannEtal2019">
            <text:p>TjiaFujii1992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58">
            <text:p>GAK-9558</text:p>
          </table:table-cell>
          <table:table-cell office:value-type="float" office:value="2.719">
            <text:p>2.719</text:p>
          </table:table-cell>
          <table:table-cell office:value-type="float" office:value="104.1742">
            <text:p>104.1742</text:p>
          </table:table-cell>
          <table:table-cell office:value-type="float" office:value="5740.0">
            <text:p>5740.0</text:p>
          </table:table-cell>
          <table:table-cell office:value-type="float" office:value="157.0">
            <text:p>157.0</text:p>
          </table:table-cell>
          <table:table-cell office:value-type="string" office:value="calcareous algal crust in a vertical cleft through metasedimentary and granitic rocks; conservatively interpreted to marine limiting">
            <text:p>calcareous algal crust in a vertical cleft through metasedimentary and granitic rocks; conservatively interpreted to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2.7">
            <text:p>2.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TjiaFujii1992,MannEtal2019">
            <text:p>TjiaEtal1983,TjiaFujii1992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59">
            <text:p>GAK-9559</text:p>
          </table:table-cell>
          <table:table-cell office:value-type="float" office:value="2.719">
            <text:p>2.719</text:p>
          </table:table-cell>
          <table:table-cell office:value-type="float" office:value="104.1742">
            <text:p>104.1742</text:p>
          </table:table-cell>
          <table:table-cell office:value-type="float" office:value="2310.0">
            <text:p>2310.0</text:p>
          </table:table-cell>
          <table:table-cell office:value-type="float" office:value="114.0">
            <text:p>114.0</text:p>
          </table:table-cell>
          <table:table-cell office:value-type="string" office:value="Shell - taxa unspecified; conservatively interpreted as marine limiting">
            <text:p>Shell - taxa unspecified; conservatively interpreted as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2.1">
            <text:p>2.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TjiaFujii1992,HortonEtal2005,MannEtal2019">
            <text:p>TjiaEtal1983,TjiaFujii1992,HortonEtal2005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60">
            <text:p>GAK-9560</text:p>
          </table:table-cell>
          <table:table-cell office:value-type="float" office:value="2.7209">
            <text:p>2.7209</text:p>
          </table:table-cell>
          <table:table-cell office:value-type="float" office:value="104.1871">
            <text:p>104.1871</text:p>
          </table:table-cell>
          <table:table-cell office:value-type="float" office:value="6350.0">
            <text:p>6350.0</text:p>
          </table:table-cell>
          <table:table-cell office:value-type="float" office:value="175.0">
            <text:p>175.0</text:p>
          </table:table-cell>
          <table:table-cell office:value-type="string" office:value="coral reef  - taxa unspecified - abraded; conservatively interpreted as marine limiting">
            <text:p>coral reef  - taxa unspecified - abraded; conservatively interpreted as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4">
            <text:p>0.4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MannEtal2019">
            <text:p>TjiaEtal1983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61">
            <text:p>GAK-9561</text:p>
          </table:table-cell>
          <table:table-cell office:value-type="float" office:value="2.7204">
            <text:p>2.7204</text:p>
          </table:table-cell>
          <table:table-cell office:value-type="float" office:value="104.1991">
            <text:p>104.1991</text:p>
          </table:table-cell>
          <table:table-cell office:value-type="float" office:value="4890.0">
            <text:p>4890.0</text:p>
          </table:table-cell>
          <table:table-cell office:value-type="float" office:value="166.0">
            <text:p>166.0</text:p>
          </table:table-cell>
          <table:table-cell office:value-type="string" office:value="calcareous algal crust in a vertical cleft through metasedimentary and granitic rocks; conservatively interpreted to marine limiting">
            <text:p>calcareous algal crust in a vertical cleft through metasedimentary and granitic rocks; conservatively interpreted to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5">
            <text:p>1.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MannEtal2019">
            <text:p>TjiaEtal1983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62">
            <text:p>GAK-9562</text:p>
          </table:table-cell>
          <table:table-cell office:value-type="float" office:value="2.833">
            <text:p>2.833</text:p>
          </table:table-cell>
          <table:table-cell office:value-type="float" office:value="104.1959">
            <text:p>104.1959</text:p>
          </table:table-cell>
          <table:table-cell office:value-type="float" office:value="6950.0">
            <text:p>6950.0</text:p>
          </table:table-cell>
          <table:table-cell office:value-type="float" office:value="202.0">
            <text:p>202.0</text:p>
          </table:table-cell>
          <table:table-cell office:value-type="string" office:value="coral reef  - taxa unspecified - abraded; conservatively interpreted as marine limiting">
            <text:p>coral reef  - taxa unspecified - abraded; conservatively interpreted as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MannEtal2019">
            <text:p>TjiaEtal1983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63">
            <text:p>GAK-9563</text:p>
          </table:table-cell>
          <table:table-cell office:value-type="float" office:value="2.8775">
            <text:p>2.8775</text:p>
          </table:table-cell>
          <table:table-cell office:value-type="float" office:value="104.154">
            <text:p>104.154</text:p>
          </table:table-cell>
          <table:table-cell office:value-type="float" office:value="1350.0">
            <text:p>1350.0</text:p>
          </table:table-cell>
          <table:table-cell office:value-type="float" office:value="114.0">
            <text:p>114.0</text:p>
          </table:table-cell>
          <table:table-cell office:value-type="string" office:value="coral reef - taxa unspecified - now beeing abraded; conservatively interpreted as marine limiting">
            <text:p>coral reef - taxa unspecified - now beeing abraded; conservatively interpreted as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0.7">
            <text:p>-0.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MannEtal2019">
            <text:p>TjiaEtal1983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65">
            <text:p>GAK-9565</text:p>
          </table:table-cell>
          <table:table-cell office:value-type="float" office:value="2.7807">
            <text:p>2.7807</text:p>
          </table:table-cell>
          <table:table-cell office:value-type="float" office:value="104.2094">
            <text:p>104.2094</text:p>
          </table:table-cell>
          <table:table-cell office:value-type="float" office:value="3570.0">
            <text:p>3570.0</text:p>
          </table:table-cell>
          <table:table-cell office:value-type="float" office:value="184.0">
            <text:p>184.0</text:p>
          </table:table-cell>
          <table:table-cell office:value-type="string" office:value="Oyster shells (dead) still attached to huge boulders of metavolcanic rock; conservatively interpreted as marine limiting">
            <text:p>Oyster shells (dead) still attached to huge boulders of metavolcanic rock; conservatively interpreted as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9">
            <text:p>1.9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HortonEtal2005,MannEtal2019">
            <text:p>TjiaEtal1983,HortonEtal2005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66">
            <text:p>GAK-9566</text:p>
          </table:table-cell>
          <table:table-cell office:value-type="float" office:value="2.7807">
            <text:p>2.7807</text:p>
          </table:table-cell>
          <table:table-cell office:value-type="float" office:value="104.2094">
            <text:p>104.2094</text:p>
          </table:table-cell>
          <table:table-cell office:value-type="float" office:value="2780.0">
            <text:p>2780.0</text:p>
          </table:table-cell>
          <table:table-cell office:value-type="float" office:value="139.0">
            <text:p>139.0</text:p>
          </table:table-cell>
          <table:table-cell office:value-type="string" office:value="Shell - taxa unspecified; conservatively interpreted as marine limiting">
            <text:p>Shell - taxa unspecified; conservatively interpreted as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2.6">
            <text:p>2.6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HortonEtal2005,MannEtal2019">
            <text:p>TjiaEtal1983,HortonEtal2005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67">
            <text:p>GAK-9567</text:p>
          </table:table-cell>
          <table:table-cell office:value-type="float" office:value="2.7807">
            <text:p>2.7807</text:p>
          </table:table-cell>
          <table:table-cell office:value-type="float" office:value="104.2094">
            <text:p>104.2094</text:p>
          </table:table-cell>
          <table:table-cell office:value-type="float" office:value="3050.0">
            <text:p>3050.0</text:p>
          </table:table-cell>
          <table:table-cell office:value-type="float" office:value="139.0">
            <text:p>139.0</text:p>
          </table:table-cell>
          <table:table-cell office:value-type="string" office:value="Oyster shells (dead) still attached to huge boulders of metavolcanic rock; conservatively interpreted as marine limiting">
            <text:p>Oyster shells (dead) still attached to huge boulders of metavolcanic rock; conservatively interpreted as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1.4">
            <text:p>1.4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MannEtal2019">
            <text:p>TjiaEtal1983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13114">
            <text:p>GAK-13114</text:p>
          </table:table-cell>
          <table:table-cell office:value-type="float" office:value="2.88833">
            <text:p>2.88833</text:p>
          </table:table-cell>
          <table:table-cell office:value-type="float" office:value="104.155">
            <text:p>104.155</text:p>
          </table:table-cell>
          <table:table-cell office:value-type="float" office:value="5170.0">
            <text:p>5170.0</text:p>
          </table:table-cell>
          <table:table-cell office:value-type="float" office:value="110.0">
            <text:p>110.0</text:p>
          </table:table-cell>
          <table:table-cell office:value-type="string" office:value="beach rock - calcareous (breccia of metavolcanic fragments) collected from a position 1.5 m above high tide; conservatively we interpred it as subtidal beachrock">
            <text:p>beach rock - calcareous (breccia of metavolcanic fragments) collected from a position 1.5 m above high tide; conservatively we interpred it as subtidal beachrock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2.15">
            <text:p>2.1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TjiaFujii1992,MannEtal2019">
            <text:p>TjiaFujii1992,MannEtal2019</text:p>
          </table:table-cell>
        </table:table-row>
        <table:table-row>
          <table:table-cell office:value-type="string" office:value="Southeast_Malay_Peninsula">
            <text:p>Southeast_Malay_Peninsula</text:p>
          </table:table-cell>
          <table:table-cell office:value-type="string" office:value="radiocarbon">
            <text:p>radiocarbon</text:p>
          </table:table-cell>
          <table:table-cell office:value-type="string" office:value="GAK-9564">
            <text:p>GAK-9564</text:p>
          </table:table-cell>
          <table:table-cell office:value-type="float" office:value="2.7807">
            <text:p>2.7807</text:p>
          </table:table-cell>
          <table:table-cell office:value-type="float" office:value="104.2094">
            <text:p>104.2094</text:p>
          </table:table-cell>
          <table:table-cell office:value-type="float" office:value="4570.0">
            <text:p>4570.0</text:p>
          </table:table-cell>
          <table:table-cell office:value-type="float" office:value="166.0">
            <text:p>166.0</text:p>
          </table:table-cell>
          <table:table-cell office:value-type="string" office:value="Oyster shells (dead) still attached to huge boulders of metavolcanic rock; conservatively interpreted as marine limiting">
            <text:p>Oyster shells (dead) still attached to huge boulders of metavolcanic rock; conservatively interpreted as marine limiting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2.7">
            <text:p>2.7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TjiaEtal1983,HortonEtal2005,MannEtal2019">
            <text:p>TjiaEtal1983,HortonEtal2005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